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text-line-through-style="none" fo:font-style="normal" style:text-underline-style="none"/>
    </style:style>
    <style:style style:name="P4" style:family="paragraph">
      <style:paragraph-properties fo:text-align="center"/>
    </style:style>
    <style:style style:name="P5" style:family="paragraph"/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IPA P明朝" style:font-size-asian="10.5pt" style:language-asian="ja" style:country-asian="JP" style:font-style-asian="normal" style:font-weight-asian="normal" style:font-name-complex="Nimbus Sans L" style:font-size-complex="12pt" style:language-complex="zxx" style:country-complex="none" style:font-style-complex="normal" style:font-weight-complex="normal" style:text-scale="100%" style:font-relief="none"/>
    </style:style>
    <style:style style:name="T2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name-asian="IPA P明朝" style:font-size-asian="10.5pt" style:language-asian="ja" style:country-asian="JP" style:font-style-asian="normal" style:font-weight-asian="normal" style:font-name-complex="Nimbus Sans L" style:font-size-complex="12pt" style:language-complex="zxx" style:country-complex="none" style:font-style-complex="normal" style:font-weight-complex="normal" style:text-scale="100%" style:font-relief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biblio" form:datasource="Bibliography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RL" office:value-type="string" office:string-value="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checkbox form:name="CheckBox" form:control-implementation="ooo:com.sun.star.form.component.CheckBox" form:id="control1" form:label="check box" form:state="checked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TextBox" form:control-implementation="ooo:com.sun.star.form.component.TextField" form:id="control2" form:readonly="true" form:max-length="256" form:current-value="text content" form:value="text content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button form:name="PushButton" form:control-implementation="ooo:com.sun.star.form.component.CommandButton" form:id="control3" form:label="button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radio form:name="OptionButton" form:control-implementation="ooo:com.sun.star.form.component.RadioButton" form:id="control4" form:label="radio button" form:disabl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ListBox" form:control-implementation="ooo:com.sun.star.form.component.ListBox" form:id="control5" form:bound-column="1">
            <form:properties>
              <form:property form:property-name="DefaultControl" office:value-type="string" office:string-value="com.sun.star.form.control.ListBox"/>
              <form:property form:property-name="ReadOnly" office:value-type="boolean" office:boolean-value="true"/>
            </form:properties>
          </form:listbox>
          <form:combobox form:name="ComboBox" form:control-implementation="ooo:com.sun.star.form.component.ComboBox" form:id="control6" form:dropdown="true" form:convert-empty-to-null="true" form:list-source-type="sql" form:list-source="SELECT DISTINCT &quot;Identifier&quot; FROM &quot;biblio&quot;" form:auto-complete="true">
            <form:properties>
              <form:property form:property-name="DefaultControl" office:value-type="string" office:string-value="com.sun.star.form.control.ComboBox"/>
            </form:properties>
          </form:combobox>
          <form:fixed-text form:name="LabelField" form:control-implementation="ooo:com.sun.star.form.component.FixedText" form:id="control7" form:label="label"/>
          <form:text form:name="TextBox1" form:control-implementation="ooo:com.sun.star.form.component.TextField" form:id="control8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le form:name="FileSelection" form:control-implementation="ooo:com.sun.star.form.component.FileControl" form:id="control9"/>
          <form:password form:name="TextBox2" form:control-implementation="ooo:com.sun.star.form.component.TextField" form:id="control10" form:value="password" form:convert-empty-to-null="true" form:echo-char="x">
            <form:properties>
              <form:property form:property-name="DefaultControl" office:value-type="string" office:string-value="com.sun.star.form.control.TextField"/>
              <form:property form:property-name="Text" office:value-type="string" office:string-value="password"/>
            </form:properties>
          </form:password>
          <form:textarea form:name="TextBox3" form:control-implementation="ooo:com.sun.star.form.component.TextField" form:id="control11" form:current-value="Hellow World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>Hellow </text:span><text:span text:style-name="T2">World</text:span></text:p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2" draw:style-name="gr3" draw:text-style-name="P4" svg:width="1.955cm" svg:height="1.729cm" svg:x="1.312cm" svg:y="3.369cm" draw:control="control3"/><draw:control text:anchor-type="paragraph" draw:z-index="3" draw:style-name="gr4" draw:text-style-name="P2" svg:width="3.073cm" svg:height="2.647cm" svg:x="0.661cm" svg:y="6.645cm" draw:control="control4"/><draw:control text:anchor-type="paragraph" draw:z-index="4" draw:style-name="gr3" draw:text-style-name="P2" svg:width="3.726cm" svg:height="2.299cm" svg:x="5.362cm" svg:y="3.369cm" draw:control="control5"/><draw:control text:anchor-type="paragraph" draw:z-index="5" draw:style-name="gr3" draw:text-style-name="P2" svg:width="4.072cm" svg:height="3.093cm" svg:x="5.77cm" svg:y="7.114cm" draw:control="control6"/><draw:control text:anchor-type="paragraph" draw:z-index="6" draw:style-name="gr4" draw:text-style-name="P2" svg:width="2.952cm" svg:height="1.609cm" svg:x="8.904cm" svg:y="1.496cm" draw:control="control7"/><draw:control text:anchor-type="paragraph" draw:z-index="7" draw:style-name="gr3" draw:text-style-name="P3" svg:width="5.536cm" svg:height="1.019cm" svg:x="1.496cm" svg:y="11.666cm" draw:control="control8"/><draw:control text:anchor-type="paragraph" draw:z-index="8" draw:style-name="gr3" draw:text-style-name="P5" svg:width="4.398cm" svg:height="1.142cm" svg:x="9.026cm" svg:y="12.174cm" draw:control="control9"/><draw:control text:anchor-type="paragraph" draw:z-index="9" draw:style-name="gr3" draw:text-style-name="P3" svg:width="3.848cm" svg:height="1.1cm" svg:x="0.702cm" svg:y="14.069cm" draw:control="control10"/><draw:control text:anchor-type="paragraph" draw:z-index="10" draw:style-name="gr3" draw:text-style-name="P3" svg:width="5.169cm" svg:height="3.216cm" svg:x="6.625cm" svg:y="15.005cm" draw:control="control11"/><draw:control text:anchor-type="as-char" draw:z-index="0" draw:style-name="gr1" draw:text-style-name="P2" svg:width="3.146cm" svg:height="1.793cm" draw:control="control1"/><draw:control text:anchor-type="as-char" draw:z-index="1" draw:style-name="gr2" draw:text-style-name="P3" svg:width="3.033cm" svg:height="1.588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Nimbus Sans 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IPA Pゴシック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imbus Sans 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13T22:08:12</meta:creation-date>
    <dc:date>2008-09-15T13:56:04</dc:date>
    <meta:editing-cycles>9</meta:editing-cycles>
    <meta:editing-duration>PT31M18S</meta:editing-duration>
    <meta:user-defined meta:name="情報 1"/>
    <meta:user-defined meta:name="情報 2"/>
    <meta:user-defined meta:name="情報 3"/>
    <meta:user-defined meta:name="情報 4"/>
    <meta:document-statistic meta:table-count="0" meta:image-count="0" meta:object-count="0" meta:page-count="1" meta:paragraph-count="1" meta:word-count="0" meta:character-count="2"/>
  </office:meta>
</office:document-meta>
</file>